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7800000043851EE65E2810091C2.png" manifest:media-type="image/png"/>
  <manifest:file-entry manifest:full-path="Pictures/10000001000007800000043887594851377F3D56.png" manifest:media-type="image/png"/>
  <manifest:file-entry manifest:full-path="Pictures/1000000000000780000004389E4AC8E372C7C33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86cm" svg:x="0.501cm" svg:y="15.25cm">
          <draw:image xlink:href="Pictures/10000001000007800000043887594851377F3D56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686cm" svg:x="0.75cm" svg:y="2.814cm">
          <draw:image xlink:href="Pictures/10000001000007800000043851EE65E2810091C2.png" xlink:type="simple" xlink:show="embed" xlink:actuate="onLoad" draw:mime-type="image/png">
            <text:p/>
          </draw:image>
        </draw:frame>
        <draw:frame draw:style-name="gr2" draw:text-style-name="P2" draw:layer="layout" svg:width="2cm" svg:height="1cm" svg:x="7cm" svg:y="1.5cm">
          <draw:text-box>
            <text:p>DFA</text:p>
          </draw:text-box>
        </draw:frame>
      </draw:page>
      <draw:page draw:name="page2" draw:style-name="dp1" draw:master-page-name="Default">
        <draw:frame draw:style-name="gr1" draw:text-style-name="P1" draw:layer="layout" svg:width="18.999cm" svg:height="10.686cm" svg:x="1cm" svg:y="4.814cm">
          <draw:image xlink:href="Pictures/1000000000000780000004389E4AC8E372C7C33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16T10:07:46.900000000</dc:date>
    <meta:editing-duration>PT7M12S</meta:editing-duration>
    <meta:editing-cycles>1</meta:editing-cycles>
    <meta:document-statistic meta:object-count="4"/>
    <meta:generator>LibreOffice/7.5.5.2$Windows_X86_64 LibreOffice_project/ca8fe7424262805f223b9a2334bc7181abbcbf5e</meta:generator>
  </office:meta>
</office:document-meta>
</file>